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7.5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36">
      <style:text-properties fo:font-size="12pt" style:font-size-asian="12pt" style:font-size-complex="12pt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9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20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20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20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20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" table:number-columns-repeated="1021" table:default-cell-style-name="ce19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27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27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27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27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27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27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27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27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27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27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27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27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27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27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27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27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27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27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5" table:default-cell-style-name="Default"/>
        <table:table-column table:style-name="co1" table:number-columns-repeated="5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table:style-name="ce22"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10"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1-02" calcext:value-type="date">
            <text:p>2023-01-02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10" office:value-type="date" office:date-value="2023-02-02" calcext:value-type="date">
            <text:p>2023-02-02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2" table:number-rows-repeated="5">
          <table:table-cell table:number-columns-repeated="6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2" table:number-rows-repeated="9">
          <table:table-cell table:number-columns-repeated="6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table:style-name="ce22"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22"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5:.C51])" office:value-type="float" office:value="28.14" calcext:value-type="float">
            <text:p>28.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7T09:58:37.398669698</dc:date>
    <meta:editing-duration>P3DT19H12M54S</meta:editing-duration>
    <meta:editing-cycles>510</meta:editing-cycles>
    <meta:generator>LibreOffice/7.3.7.2$Linux_X86_64 LibreOffice_project/30$Build-2</meta:generator>
    <meta:document-statistic meta:table-count="9" meta:cell-count="1867" meta:object-count="0"/>
  </office:meta>
</office:document-meta>
</file>